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839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FandolFang 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53in" svg:height="3.5469in" svg:x="0.8173in" svg:y="1.7957in">
            <draw:object draw:notify-on-update-of-ranges="Sheet1.A3:Sheet1.A3 Sheet1.A4:Sheet1.A4 Sheet1.A5:Sheet1.A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69in" svg:x="7.3909in" svg:y="1.8224in">
            <draw:object draw:notify-on-update-of-ranges="Sheet1.A3:Sheet1.A3 Sheet1.A4:Sheet1.A4 Sheet1.A5:Sheet1.A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43in" svg:height="3.5469in" svg:x="3.6193in" svg:y="5.9028in">
            <draw:object draw:notify-on-update-of-ranges="Sheet1.A3:Sheet1.A3 Sheet1.H3:Sheet1.J3 Sheet1.A4:Sheet1.A4 Sheet1.H4:Sheet1.J4 Sheet1.A5:Sheet1.A5 Sheet1.H5:Sheet1.J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Кодирование</text:p>
          </table:table-cell>
          <table:covered-table-cell table:number-columns-repeated="5"/>
          <table:table-cell office:value-type="string" calcext:value-type="string" table:number-columns-spanned="3" table:number-rows-spanned="1">
            <text:p>Декодирование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Малый алфавит</text:p>
          </table:table-cell>
          <table:covered-table-cell/>
          <table:table-cell office:value-type="string" calcext:value-type="string" table:number-columns-spanned="2" table:number-rows-spanned="1">
            <text:p>Бинарный</text:p>
          </table:table-cell>
          <table:covered-table-cell/>
          <table:table-cell office:value-type="string" calcext:value-type="string" table:number-columns-spanned="2" table:number-rows-spanned="1">
            <text:p>Один символ</text:p>
          </table:table-cell>
          <table:covered-table-cell/>
          <table:table-cell office:value-type="string" calcext:value-type="string">
            <text:p>Малый алфавит</text:p>
          </table:table-cell>
          <table:table-cell office:value-type="string" calcext:value-type="string">
            <text:p>Бинарный</text:p>
          </table:table-cell>
          <table:table-cell office:value-type="string" calcext:value-type="string">
            <text:p>Один символ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Малый алфавит</text:span>, μss</text:p>
          </table:table-cell>
          <table:table-cell office:value-type="string" calcext:value-type="string">
            <text:p>Малый алфавит</text:p>
          </table:table-cell>
          <table:table-cell office:value-type="string" calcext:value-type="string">
            <text:p><text:span text:style-name="T1">Бинарный</text:span>, μss</text:p>
          </table:table-cell>
          <table:table-cell office:value-type="string" calcext:value-type="string">
            <text:p>Бинарный</text:p>
          </table:table-cell>
          <table:table-cell office:value-type="string" calcext:value-type="string">
            <text:p><text:span text:style-name="T1">Один символ</text:span>, μss</text:p>
          </table:table-cell>
          <table:table-cell office:value-type="string" calcext:value-type="string">
            <text:p>Один символ</text:p>
          </table:table-cell>
          <table:table-cell office:value-type="string" calcext:value-type="string">
            <text:p><text:span text:style-name="T1">Малый алфавит</text:span>, μss</text:p>
          </table:table-cell>
          <table:table-cell office:value-type="string" calcext:value-type="string">
            <text:p><text:span text:style-name="T1">Бинарный</text:span>, μss</text:p>
          </table:table-cell>
          <table:table-cell office:value-type="string" calcext:value-type="string">
            <text:p><text:span text:style-name="T1">Один символ</text:span>, μss</text:p>
          </table:table-cell>
        </table:table-row>
        <table:table-row table:style-name="ro1">
          <table:table-cell office:value-type="string" calcext:value-type="string">
            <text:p>LZW</text:p>
          </table:table-cell>
          <table:table-cell office:value-type="float" office:value="4887374" calcext:value-type="float">
            <text:p>4887374</text:p>
          </table:table-cell>
          <table:table-cell office:value-type="float" office:value="5.81293960355752" calcext:value-type="float">
            <text:p>5.812939603557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7928" calcext:value-type="float">
            <text:p>17928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Хаффман</text:p>
          </table:table-cell>
          <table:table-cell office:value-type="float" office:value="169865" calcext:value-type="float">
            <text:p>169865</text:p>
          </table:table-cell>
          <table:table-cell office:value-type="float" office:value="3.49711488022382" calcext:value-type="float">
            <text:p>3.49711488022382</text:p>
          </table:table-cell>
          <table:table-cell office:value-type="float" office:value="14434677" calcext:value-type="float">
            <text:p>14434677</text:p>
          </table:table-cell>
          <table:table-cell office:value-type="float" office:value="1.62938452495305" calcext:value-type="float">
            <text:p>1.62938452495305</text:p>
          </table:table-cell>
          <table:table-cell office:value-type="float" office:value="398" calcext:value-type="float">
            <text:p>398</text:p>
          </table:table-cell>
          <table:table-cell office:value-type="float" office:value="0.1" calcext:value-type="float">
            <text:p>0.1</text:p>
          </table:table-cell>
          <table:table-cell office:value-type="float" office:value="410813" calcext:value-type="float">
            <text:p>410813</text:p>
          </table:table-cell>
          <table:table-cell office:value-type="string" calcext:value-type="string">
            <text:p>-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FandolFang 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9:40:01.762722775</meta:creation-date>
    <dc:date>2023-06-22T08:06:56.806657470</dc:date>
    <meta:editing-duration>PT2H55M19S</meta:editing-duration>
    <meta:editing-cycles>15</meta:editing-cycles>
    <meta:generator>LibreOffice/7.4.3.2$Linux_X86_64 LibreOffice_project/40$Build-2</meta:generator>
    <meta:document-statistic meta:table-count="1" meta:cell-count="3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1cm" xlink:href=".." xlink:type="simple" chart:class="chart:bar" chart:style-name="ch1">
        <chart:legend chart:legend-position="end" svg:x="13.622cm" svg:y="3.957cm" style:legend-expansion="high" chart:style-name="ch2"/>
        <chart:plot-area chart:style-name="ch3" table:cell-range-address="Sheet1.A3:Sheet1.B5 Sheet1.D3:Sheet1.D5 Sheet1.F3:Sheet1.F5" chart:data-source-has-labels="both" svg:x="0.319cm" svg:y="0.18cm" svg:width="12.984cm" svg:height="8.65cm">
          <chart:coordinate-region svg:x="2.052cm" svg:y="0.379cm" svg:width="11.251cm" svg:height="7.804cm"/>
          <chart:axis chart:dimension="x" chart:name="primary-x" chart:style-name="ch4" chartooo:axis-type="auto">
            <chartooo:date-scale/>
            <chart:categories table:cell-range-address="Sheet1.B3:Sheet1.B3 Sheet1.D3:Sheet1.D3 Sheet1.F3:Sheet1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 Sheet1.D4:Sheet1.D4 Sheet1.F4:Sheet1.F4" chart:label-cell-address="Sheet1.A4:Sheet1.A4" chart:class="chart:bar">
            <chart:data-point chart:repeated="3"/>
          </chart:series>
          <chart:series chart:style-name="ch8" chart:values-cell-range-address="Sheet1.B5:Sheet1.B5 Sheet1.D5:Sheet1.D5 Sheet1.F5:Sheet1.F5" chart:label-cell-address="Sheet1.A5:Sheet1.A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лый алфавит, μss</text:p>
                <draw:g>
                  <svg:desc>Sheet1.B3:Sheet1.B3 Sheet1.D3:Sheet1.D3 Sheet1.F3:Sheet1.F3</svg:desc>
                </draw:g>
              </table:table-cell>
              <table:table-cell office:value-type="string">
                <text:p>Бинарный, μss</text:p>
              </table:table-cell>
              <table:table-cell office:value-type="string">
                <text:p>Один символ, μss</text:p>
              </table:table-cell>
            </table:table-row>
          </table:table-header-rows>
          <table:table-rows>
            <table:table-row>
              <table:table-cell office:value-type="string">
                <text:p>LZW</text:p>
                <draw:g>
                  <svg:desc>Sheet1.A4:Sheet1.A4</svg:desc>
                </draw:g>
              </table:table-cell>
              <table:table-cell office:value-type="float" office:value="4887374">
                <text:p>4887374</text:p>
                <draw:g>
                  <svg:desc>Sheet1.B4:Sheet1.B4 Sheet1.D4:Sheet1.D4 Sheet1.F4:Sheet1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Хаффман</text:p>
                <draw:g>
                  <svg:desc>Sheet1.A5:Sheet1.A5</svg:desc>
                </draw:g>
              </table:table-cell>
              <table:table-cell office:value-type="float" office:value="169865">
                <text:p>169865</text:p>
                <draw:g>
                  <svg:desc>Sheet1.B5:Sheet1.B5 Sheet1.D5:Sheet1.D5 Sheet1.F5:Sheet1.F5</svg:desc>
                </draw:g>
              </table:table-cell>
              <table:table-cell office:value-type="float" office:value="14434677">
                <text:p>14434677</text:p>
              </table:table-cell>
              <table:table-cell office:value-type="float" office:value="398">
                <text:p>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1cm" xlink:href=".." xlink:type="simple" chart:class="chart:bar" chart:style-name="ch1">
        <chart:legend chart:legend-position="end" svg:x="13.622cm" svg:y="3.957cm" style:legend-expansion="high" chart:style-name="ch2"/>
        <chart:plot-area chart:style-name="ch3" table:cell-range-address="Sheet1.A3:Sheet1.A5 Sheet1.C3:Sheet1.C5 Sheet1.E3:Sheet1.E5 Sheet1.G3:Sheet1.G5" chart:data-source-has-labels="both" svg:x="0.319cm" svg:y="0.18cm" svg:width="12.984cm" svg:height="8.65cm">
          <chart:coordinate-region svg:x="0.755cm" svg:y="0.379cm" svg:width="12.548cm" svg:height="7.804cm"/>
          <chart:axis chart:dimension="x" chart:name="primary-x" chart:style-name="ch4" chartooo:axis-type="auto">
            <chartooo:date-scale/>
            <chart:categories table:cell-range-address="Sheet1.C3:Sheet1.C3 Sheet1.E3:Sheet1.E3 Sheet1.G3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4 Sheet1.E4:Sheet1.E4 Sheet1.G4:Sheet1.G4" chart:label-cell-address="Sheet1.A4:Sheet1.A4" chart:class="chart:bar">
            <chart:data-point chart:repeated="3"/>
          </chart:series>
          <chart:series chart:style-name="ch8" chart:values-cell-range-address="Sheet1.C5:Sheet1.C5 Sheet1.E5:Sheet1.E5 Sheet1.G5:Sheet1.G5" chart:label-cell-address="Sheet1.A5:Sheet1.A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лый алфавит</text:p>
                <draw:g>
                  <svg:desc>Sheet1.C3:Sheet1.C3 Sheet1.E3:Sheet1.E3 Sheet1.G3:Sheet1.G3</svg:desc>
                </draw:g>
              </table:table-cell>
              <table:table-cell office:value-type="string">
                <text:p>Бинарный</text:p>
              </table:table-cell>
              <table:table-cell office:value-type="string">
                <text:p>Один символ</text:p>
              </table:table-cell>
            </table:table-row>
          </table:table-header-rows>
          <table:table-rows>
            <table:table-row>
              <table:table-cell office:value-type="string">
                <text:p>LZW</text:p>
                <draw:g>
                  <svg:desc>Sheet1.A4:Sheet1.A4</svg:desc>
                </draw:g>
              </table:table-cell>
              <table:table-cell office:value-type="float" office:value="5.81293960355752">
                <text:p>5.81293960355752</text:p>
                <draw:g>
                  <svg:desc>Sheet1.C4:Sheet1.C4 Sheet1.E4:Sheet1.E4 Sheet1.G4:Sheet1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Хаффман</text:p>
                <draw:g>
                  <svg:desc>Sheet1.A5:Sheet1.A5</svg:desc>
                </draw:g>
              </table:table-cell>
              <table:table-cell office:value-type="float" office:value="3.49711488022382">
                <text:p>3.49711488022382</text:p>
                <draw:g>
                  <svg:desc>Sheet1.C5:Sheet1.C5 Sheet1.E5:Sheet1.E5 Sheet1.G5:Sheet1.G5</svg:desc>
                </draw:g>
              </table:table-cell>
              <table:table-cell office:value-type="float" office:value="1.62938452495305">
                <text:p>1.6293845249530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1cm" xlink:href=".." xlink:type="simple" chart:class="chart:bar" chart:style-name="ch1">
        <chart:legend chart:legend-position="end" svg:x="13.645cm" svg:y="3.957cm" style:legend-expansion="high" chart:style-name="ch2"/>
        <chart:plot-area chart:style-name="ch3" table:cell-range-address="Sheet1.A3:Sheet1.A5 Sheet1.H3:Sheet1.J5" chart:data-source-has-labels="both" svg:x="0.32cm" svg:y="0.18cm" svg:width="13.005cm" svg:height="8.65cm">
          <chart:coordinate-region svg:x="1.682cm" svg:y="0.379cm" svg:width="11.643cm" svg:height="7.804cm"/>
          <chart:axis chart:dimension="x" chart:name="primary-x" chart:style-name="ch4" chartooo:axis-type="auto">
            <chartooo:date-scale/>
            <chart:categories table:cell-range-address="Sheet1.H3:Sheet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J4" chart:label-cell-address="Sheet1.A4:Sheet1.A4" chart:class="chart:bar">
            <chart:data-point chart:repeated="3"/>
          </chart:series>
          <chart:series chart:style-name="ch8" chart:values-cell-range-address="Sheet1.H5:Sheet1.J5" chart:label-cell-address="Sheet1.A5:Sheet1.A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лый алфавит, μss</text:p>
                <draw:g>
                  <svg:desc>Sheet1.H3:Sheet1.J3</svg:desc>
                </draw:g>
              </table:table-cell>
              <table:table-cell office:value-type="string">
                <text:p>Бинарный, μss</text:p>
              </table:table-cell>
              <table:table-cell office:value-type="string">
                <text:p>Один символ, μss</text:p>
              </table:table-cell>
            </table:table-row>
          </table:table-header-rows>
          <table:table-rows>
            <table:table-row>
              <table:table-cell office:value-type="string">
                <text:p>LZW</text:p>
                <draw:g>
                  <svg:desc>Sheet1.A4:Sheet1.A4</svg:desc>
                </draw:g>
              </table:table-cell>
              <table:table-cell office:value-type="float" office:value="17928">
                <text:p>17928</text:p>
                <draw:g>
                  <svg:desc>Sheet1.H4:Sheet1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Хаффман</text:p>
                <draw:g>
                  <svg:desc>Sheet1.A5:Sheet1.A5</svg:desc>
                </draw:g>
              </table:table-cell>
              <table:table-cell office:value-type="float" office:value="410813">
                <text:p>410813</text:p>
                <draw:g>
                  <svg:desc>Sheet1.H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